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abe54" officeooo:paragraph-rsid="000abe54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abe54" officeooo:paragraph-rsid="000abe5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abe54" officeooo:paragraph-rsid="000abe5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abe54" officeooo:paragraph-rsid="000abe5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style:text-underline-style="none" officeooo:rsid="000abe54" officeooo:paragraph-rsid="000abe54"/>
    </style:style>
    <style:style style:name="P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abe54" officeooo:paragraph-rsid="000abe54"/>
    </style:style>
    <style:style style:name="P7" style:family="paragraph" style:parent-style-name="Standard">
      <style:paragraph-properties fo:text-align="start" style:justify-single-word="false"/>
      <style:text-properties fo:color="#800000" fo:font-size="14pt" style:text-underline-style="solid" style:text-underline-width="auto" style:text-underline-color="font-color" officeooo:rsid="000f0c87" officeooo:paragraph-rsid="000f0c8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800000" style:text-underline-style="solid" style:text-underline-width="auto" style:text-underline-color="font-color" officeooo:rsid="00121307" officeooo:paragraph-rsid="00121307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abe54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ize="14pt" officeooo:rsid="000abe54" style:font-size-asian="12.25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fo:font-size="14pt" officeooo:rsid="000abe54" style:font-size-asian="12.25pt" style:font-size-complex="14pt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officeooo:rsid="000abe54"/>
    </style:style>
    <style:style style:name="T9" style:family="text">
      <style:text-properties fo:color="#000000" officeooo:rsid="000abe54"/>
    </style:style>
    <style:style style:name="T10" style:family="text">
      <style:text-properties officeooo:rsid="00104b05"/>
    </style:style>
    <style:style style:name="T11" style:family="text">
      <style:text-properties officeooo:rsid="00121307"/>
    </style:style>
    <style:style style:name="T12" style:family="text">
      <style:text-properties officeooo:rsid="000ab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S POUR OPMON</text:p>
      <text:p text:style-name="P1"/>
      <text:p text:style-name="P2">Idées de Navet56 :<text:span text:style-name="T1"> - </text:span><text:span text:style-name="T2">Pas d’arènes mais des « épreuves »</text:span><text:span text:style-name="T1">, c’est comme les arènes sauf qu ‘il n’y a pas necessairement un combat contre un champion, à la fin de l’épreuve, le personnage reçoit un </text:span><text:span text:style-name="T2">trophée Regimys</text:span><text:span text:style-name="T1">. Avec 5 trophées, la ligue est débloquable.</text:span></text:p>
      <text:p text:style-name="P2"><text:span text:style-name="T1">Il y a en tout 10 épreuves. Et </text:span><text:span text:style-name="T3">12 trophées</text:span><text:span text:style-name="T1">, 1 trophée se cache dérrière la alle ou se trouve Prestazuli, une moitié de trophée se trouve après avoir capturé Clair de Lune et l’autre moitié avec Rayon de soleil. Les 2 moitié se completent et donne 1 trophées.</text:span></text:p>
      <text:p text:style-name="P3">Donc on peut reussir à déboquer la ligue avec seulement 3 épreuves si on trouve les 3 OpMons legendaires.</text:p>
      <text:p text:style-name="P7"><text:span text:style-name="T10">Commentaire</text:span> de Jlppc : <text:span text:style-name="T11">Concept intéressant nécessitant cependant une discussion pour revoir certaines choses.</text:span></text:p>
      <text:p text:style-name="P3"/>
      <text:p text:style-name="P9"><text:span text:style-name="T4">Idées de</text:span><text:span text:style-name="T6"> i</text:span><text:span text:style-name="T5">mZeRRkA : </text:span><text:span text:style-name="T7"><text:s/>- </text:span><text:span text:style-name="T8">On peut obtenir des objets (potions, encens etc.) en jouant à un genre de « Cookie clicker », cela permettra d’avoir des objets même sans OPDollars. Il ne sera bien sur pas possibe de jouer à l’infini.</text:span></text:p>
      <text:p text:style-name="P8"><text:span text:style-name="T12">C</text:span>ommentaire de Jlppc : Idée interessante mais difficile a mettre en œuvre. Je garde cependant l’idée générale du mini-jeu pour obtenir des objets qui est très interessante.</text:p>
      <text:p text:style-name="P5"/>
      <text:p text:style-name="P6">Idées de Aerzia :</text:p>
      <text:p text:style-name="P6">Idées de Jlppc 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12:50.311071503</meta:creation-date>
    <dc:date>2017-03-19T21:40:59.005997420</dc:date>
    <meta:editing-duration>PT14M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08" meta:character-count="1170" meta:non-whitespace-character-count="970"/>
  </office:meta>
</office:document-meta>
</file>